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DefinitionMethodGeneratorFactory.BeanDefinitionMethodGeneratorFactory( AotServices . Loader load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eanDefinitionMethodGeneratorFactory.BeanDefinitionMethodGeneratorFactory( ConfigurableListableBeanFactory bea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DefinitionMethodGeneratorFactory.getAotContributions( RegisteredBean registeredBea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BeanDefinitionMethodGeneratorFactory.isExcluded( RegisteredBean registeredBea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BeanDefinitionMethodGeneratorFactory.getBeanDefinitionMethodGenerator( RegisteredBean registeredBean , @ Nullable String currentProperty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eanDefinitionMethodGeneratorFactory.getBeanDefinitionMethodGenerator( RegisteredBean registered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DefinitionMethodGeneratorFactory.isImplicitlyExcluded( RegisteredBean registeredBea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